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officeooo:rsid="0017f649" officeooo:paragraph-rsid="0017f649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1b65ac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1b65ac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1fb1d5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b65ac" style:font-size-asian="11pt" style:font-size-complex="11pt"/>
    </style:style>
    <style:style style:name="P6" style:family="paragraph" style:parent-style-name="Title">
      <loext:graphic-properties draw:fill-gradient-name="gradient" draw:fill-hatch-name="hatch"/>
      <style:paragraph-properties fo:margin-top="0.101cm" fo:margin-bottom="0.101cm" style:contextual-spacing="false"/>
    </style:style>
    <style:style style:name="P7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1353e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paragraph-rsid="00243970" style:font-size-asian="11pt" style:font-size-complex="11pt"/>
    </style:style>
    <style:style style:name="T1" style:family="text">
      <style:text-properties officeooo:rsid="001300b4"/>
    </style:style>
    <style:style style:name="T2" style:family="text">
      <style:text-properties officeooo:rsid="001322c6"/>
    </style:style>
    <style:style style:name="T3" style:family="text">
      <style:text-properties officeooo:rsid="00156546"/>
    </style:style>
    <style:style style:name="T4" style:family="text">
      <style:text-properties officeooo:rsid="0016a20a"/>
    </style:style>
    <style:style style:name="T5" style:family="text">
      <style:text-properties officeooo:rsid="0017f649"/>
    </style:style>
    <style:style style:name="T6" style:family="text">
      <style:text-properties officeooo:rsid="0021353e"/>
    </style:style>
    <style:style style:name="T7" style:family="text">
      <style:text-properties officeooo:rsid="00243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erifieringstest MapViewer:</text:p>
      <text:p text:style-name="P8"><text:bookmark text:name="char-node"/><text:span text:style-name="T2">☐ </text:span><text:span text:style-name="T7">Save symbols</text:span><text:span text:style-name="T2"><text:line-break/>☐ </text:span><text:bookmark text:name="char-node210"/><text:span text:style-name="T7">Load symbols</text:span><text:span text:style-name="T2"><text:line-break/></text:span>☐ <text:span text:style-name="T1">Calibrate Display</text:span><text:bookmark text:name="char-node1"/><text:span text:style-name="T1"><text:line-break/></text:span><text:span text:style-name="T2">☐ Kolla MRU</text:span><text:bookmark text:name="char-node22"/><text:span text:style-name="T2"><text:line-break/></text:span><text:span text:style-name="T1">☐ Save Mask/Overlay</text:span></text:p>
      <text:p text:style-name="P2"><text:bookmark text:name="char-node3"/>☐ Calibrate</text:p>
      <text:p text:style-name="P2"><text:bookmark text:name="char-node4"/>☐ Zoom to fit<text:bookmark text:name="char-node5"/><text:line-break/>☐ Zoom in<text:bookmark text:name="char-node6"/><text:line-break/>☐ Zoom out<text:bookmark text:name="char-node7"/><text:line-break/>☐ Measure</text:p>
      <text:p text:style-name="P2"><text:bookmark text:name="char-node8"/>☐ Mask All<text:bookmark text:name="char-node9"/><text:line-break/>☐ Mask Rect<text:bookmark text:name="char-node10"/><text:line-break/>☐ Mask Circle<text:bookmark text:name="char-node11"/><text:line-break/><text:span text:style-name="T3">☐ Mask Polygon</text:span></text:p>
      <text:p text:style-name="P3"><text:bookmark text:name="char-node12"/>☐ Unmask all<text:bookmark text:name="char-node13"/><text:line-break/>☐ Unmask rect<text:bookmark text:name="char-node14"/><text:line-break/>☐ Unmask circle<text:bookmark text:name="char-node15"/><text:line-break/>☐ Unmask polygon</text:p>
      <text:p text:style-name="P4"><text:bookmark text:name="char-node16"/>☐ Clear overlay<text:bookmark text:name="char-node17"/><text:line-break/>☐ Create line<text:bookmark text:name="char-node18"/><text:line-break/>☐ Create cone<text:bookmark text:name="char-node19"/><text:line-break/>☐ Create Circle<text:bookmark text:name="char-node20"/><text:line-break/>☐ Create Rectangle<text:line-break/><text:bookmark text:name="char-node21"/>☐ Create Square</text:p>
      <text:p text:style-name="P4"><text:span text:style-name="T4">☐ Check Scale dropdown</text:span><text:bookmark text:name="char-node23"/><text:span text:style-name="T4"><text:line-break/>☐ Check Min Symbol dropdown</text:span><text:bookmark text:name="char-node24"/><text:span text:style-name="T4"><text:line-break/>☐ Show cursor</text:span><text:bookmark text:name="char-node25"/><text:span text:style-name="T4"><text:line-break/>☐ Show display</text:span><text:bookmark text:name="char-node26"/><text:span text:style-name="T4"><text:line-break/>☐ Rotate</text:span><text:bookmark text:name="char-node27"/><text:span text:style-name="T4"><text:line-break/></text:span><text:span text:style-name="T5">☐ Publish</text:span></text:p>
      <text:p text:style-name="P7"><text:bookmark text:name="char-node28"/>☐ Spell all sizes<text:bookmark text:name="char-node29"/><text:line-break/>☐ Player<text:bookmark text:name="char-node30"/><text:line-break/>☐ Non-player<text:bookmark text:name="char-node31"/><text:line-break/>☐ <text:span text:style-name="T6">Icon</text:span></text:p>
      <text:p text:style-name="P7">☐ <text:span text:style-name="T6">Icon, missing</text:span><text:line-break/><text:bookmark text:name="char-node32"/>☐ Delete elemen<text:bookmark text:name="char-node33"/><text:line-break/>☐ Set Color<text:bookmark text:name="char-node34"/><text:line-break/>☐ Send to back<text:bookmark text:name="char-node35"/><text:line-break/>☐ Move up<text:bookmark text:name="char-node36"/><text:line-break/>☐ Move down</text:p>
      <text:p text:style-name="P5"><text:bookmark text:name="char-node37"/>☐ Show cursor temporarily<text:bookmark text:name="char-node38"/><text:line-break/>☐ Unmask LO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2:36:03.757000000</meta:creation-date>
    <dc:date>2022-11-26T14:49:35.369000000</dc:date>
    <meta:editing-duration>PT29M9S</meta:editing-duration>
    <meta:editing-cycles>15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1" meta:word-count="128" meta:character-count="629" meta:non-whitespace-character-count="512"/>
  </office:meta>
</office:document-meta>
</file>